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C9000000F4B6F633A20EE5C878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top="0.423cm" fo:margin-bottom="0cm" style:contextual-spacing="false" fo:line-height="100%"/>
    </style:style>
    <style:style style:name="P2" style:family="paragraph" style:parent-style-name="Standard">
      <style:paragraph-properties fo:margin-top="0.423cm" fo:margin-bottom="0cm" style:contextual-spacing="false" fo:line-height="100%" fo:text-align="justify" style:justify-single-word="false"/>
    </style:style>
    <style:style style:name="P3" style:family="paragraph" style:parent-style-name="Standard">
      <style:paragraph-properties fo:margin-top="0.423cm" fo:margin-bottom="0cm" style:contextual-spacing="false" fo:line-height="100%" fo:text-align="end" style:justify-single-word="false"/>
    </style:style>
    <style:style style:name="P4" style:family="paragraph" style:parent-style-name="Standard">
      <style:paragraph-properties fo:line-height="100%"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color="#008000" loext:opacity="100%" style:font-name="Arial Narrow" fo:font-size="9pt" fo:font-weight="bold" style:font-name-asian="Arial Narrow1" style:font-size-asian="9pt" style:font-weight-asian="bold" style:font-name-complex="Arial Narrow1" style:font-size-complex="9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Narrow" fo:font-size="9pt" style:font-name-asian="Arial Narrow1" style:font-size-asian="9pt" style:font-name-complex="Arial Narrow1" style:font-size-complex="9pt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7" style:family="paragraph" style:parent-style-name="Standard">
      <style:paragraph-properties fo:margin-top="0.423cm" fo:margin-bottom="0cm" style:contextual-spacing="false" fo:line-height="100%"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974a" style:font-weight-asian="bold" style:font-weight-complex="bold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officeooo:rsid="0017974a"/>
    </style:style>
    <style:style style:name="T6" style:family="text">
      <style:text-properties fo:color="#ff0000" loext:opacity="100%" officeooo:rsid="001967f9"/>
    </style:style>
    <style:style style:name="T7" style:family="text">
      <style:text-properties fo:font-style="italic" style:font-style-asian="italic"/>
    </style:style>
    <style:style style:name="T8" style:family="text">
      <style:text-properties fo:background-color="#00ff00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7974a" style:font-weight-asian="normal" style:font-weight-complex="normal"/>
    </style:style>
    <style:style style:name="T11" style:family="text">
      <style:text-properties officeooo:rsid="0017974a"/>
    </style:style>
    <style:style style:name="T12" style:family="text">
      <style:text-properties officeooo:rsid="001821c5"/>
    </style:style>
    <style:style style:name="T13" style:family="text">
      <style:text-properties officeooo:rsid="001a42e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RMO DE CIÊNCIA E RESPONSABILIDADE</text:p>
      <text:p text:style-name="P2">Pelo presente termo de ciência e responsabilidade, em razão da solicitação de desenvolvimento de um programa de computador para<text:span text:style-name="T2"> </text:span><text:span text:style-name="T9">Delice </text:span><text:span text:style-name="T10">I</text:span><text:span text:style-name="T9">nd</text:span><text:span text:style-name="T10">u</text:span><text:span text:style-name="T9">stria e Com</text:span><text:span text:style-name="T10">e</text:span><text:span text:style-name="T9">cio de Alimentos Ltda, 27.827.620/0001-55, </text:span><text:span text:style-name="T10">eu Thiago Bernardo,</text:span> DECLARO:</text:p>
      <text:p text:style-name="P2">a) Estar ciente de que se trata de uma <text:span text:style-name="T1">atividade sócio-educativa</text:span>, desenvolvida como parte integrante das Unidades Curriculares Atividades de Extensão II e Projeto Integrador I e II oferecida dentro do curso de Análise e Desenvolvimento de Sistemas do IFSC câmpus Gaspar;</text:p>
      <text:p text:style-name="P2">b) Entender que projeto será desenvolvido em duas etapas: I) Plano de Projeto de Software e II) Desenvolvimento e Implantação do Artefato de Software;</text:p>
      <text:p text:style-name="P2">c) Que o não desenvolvimento de quaisquer uma das etapas <text:span text:style-name="T1">não acarretará em algum tipo de ônus para nenhuma das partes</text:span>;</text:p>
      <text:p text:style-name="P2">d) Que a participação e o envolvimento deste demandante ocorrerá de forma voluntária (Conforme Lei do Voluntariado nº 9608/1998) e gratuita;</text:p>
      <text:p text:style-name="P2">e) Que o desenvolvimento da proposta deverá ocorrer <text:span text:style-name="T1">sem ônus financeiro</text:span> para ambas as partes. No entanto, caso tenha necessidade de algum serviço/produto pago, como a exemplo de serviço de hospedagem em nuvem, licença, computador, servidor, etc., esta será exclusiva da empresa ou pessoa física que estiver propondo a demanda;</text:p>
      <text:p text:style-name="P2">f) Que é de total responsabilidade do proponente a viabilização da infraestrutura de hardware e software e quaisquer outros requisitos necessários para a implantação do sistema computacional que será desenvolvido;</text:p>
      <text:p text:style-name="P2">g) Que é de total responsabilidade do proponente a contratação de serviços para manutenção ou desenvolvimento de novas <text:span text:style-name="T7">funcionalidades </text:span>para o sistema computacional<text:span text:style-name="T8"> </text:span>(software) que será entregue;</text:p>
      <text:p text:style-name="P2">h) Que a entrega deste termo <text:span text:style-name="T1">não acarreta obrigatoriedade de desenvolvimento</text:span> do programa de computador <text:s/>pelo IFSC;</text:p>
      <text:p text:style-name="P2">i) Que o(s) estudante(s) responsáveis pelo desenvolvimento do sistema será(ão) detentor(es) dos direitos patrimoniais do programa de computador desenvolvido;</text:p>
      <text:p text:style-name="P2">j) Estar ciente quanto ao dever de observar as disposições constantes da Lei nº 13.709, de 14 e agosto de 2018 (Lei Geral de Proteção de Dados Pessoais - LGPD), no que couber;</text:p>
      <text:p text:style-name="P2">K) As conversas e atendimentos presenciais e/ou remotos --necessários para o desenvolvimento do programa de computador--, ocorrerão exclusivamente em dias úteis e em horário comercial;</text:p>
      <text:p text:style-name="P2">l) <text:s/>O presente termo tem início a partir da assinatura entre as partes e poderá ser interrompido a qualquer tempo (mediante preenchimento formal de um e-mail), por iniciativa de ambas as partes, bastando, para isso, que uma das partes notifique a outra.</text:p>
      <text:p text:style-name="P1"/>
      <text:p text:style-name="P3"/>
      <text:p text:style-name="P3"><text:soft-page-break/>Gaspar, <text:span text:style-name="T12">04</text:span><text:span text:style-name="T11"> de </text:span><text:span text:style-name="T12">janeiro</text:span><text:span text:style-name="T11"> de 202</text:span><text:span text:style-name="T13">5</text:span></text:p>
      <text:p text:style-name="P1"/>
      <text:p text:style-name="P1">________________________________________________________________</text:p>
      <text:p text:style-name="P1">(Nome legível – assinatura do(a) representante – e-mail – telefone)</text:p>
      <text:p text:style-name="Standard"/>
      <text:p text:style-name="P1">________________________________________________________________</text:p>
      <text:p text:style-name="P1">(Nome legível – assinatura do(a) estudante 1 – e-mail – telefone)</text:p>
      <text:p text:style-name="Standard"/>
      <text:p text:style-name="P1">________________________________________________________________</text:p>
      <text:p text:style-name="P1">(Nome legível – assinatura do(a) estudante 2 – e-mail <text:s/>- telefone)</text:p>
      <text:p text:style-name="Standard"/>
      <text:p text:style-name="P1">________________________________________________________________</text:p>
      <text:p text:style-name="P1">(Nome legível – assinatura do(a) professor responsável UC – e-mail – telefone)</text:p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color="#008000" loext:opacity="100%" style:font-name="Arial Narrow" fo:font-size="9pt" fo:font-weight="bold" style:font-name-asian="Arial Narrow1" style:font-size-asian="9pt" style:font-weight-asian="bold" style:font-name-complex="Arial Narrow1" style:font-size-complex="9pt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Narrow" fo:font-size="9pt" style:font-name-asian="Arial Narrow1" style:font-size-asian="9pt" style:font-name-complex="Arial Narrow1" style:font-size-complex="9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1.jpg" text:anchor-type="char" svg:x="-1.08cm" svg:y="0cm" svg:width="17cm" svg:height="1.843cm" draw:z-index="1"><draw:image xlink:href="Pictures/10000000000008C9000000F4B6F633A20EE5C878.jpg" xlink:type="simple" xlink:show="embed" xlink:actuate="onLoad" draw:mime-type="image/jpeg"/></draw:frame></text:p>
      </style:header>
      <style:footer>
        <text:p text:style-name="MP1">Instituto Federal de Santa Catarina – câmpus Gaspar</text:p>
        <text:p text:style-name="MP2">Rua: Adriano Kormann, 510 <text:s/>| <text:s/>Bela Vista <text:s/>| <text:s text:c="2"/>Gaspar/SC <text:s/>| <text:s/>CEP: 89.111-009</text:p>
        <text:p text:style-name="MP2">Fone: (47) 3318-3705 <text:s text:c="2"/>| <text:s text:c="2"/>www.ifsc.edu.br <text:s/>| <text:s/>CNPJ 11.402.887/0010-51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5-01-04T00:48:32.554000000</dc:date>
    <meta:editing-duration>PT8M23S</meta:editing-duration>
    <meta:editing-cycles>4</meta:editing-cycles>
    <meta:document-statistic meta:table-count="0" meta:image-count="1" meta:object-count="0" meta:page-count="2" meta:paragraph-count="26" meta:word-count="459" meta:character-count="3307" meta:non-whitespace-character-count="2848"/>
  </office:meta>
</office:document-meta>
</file>